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chSampleSend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SampleSender.sampleOccurred( SampleEvent 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atchSampleSender.BatchSampleSender( RemoteSamp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tchSampleSender.testEn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tchSampleSender.BatchSampl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ampleSender.testEnded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